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20.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style:text-position="super"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2.00pt" fo:font-weight="bold" fo:font-family="Arial" style:font-family-asian="Arial" style:font-family-complex="Arial" fo:background-color="transparent" style:use-window-font-color="true" fo:font-style="italic"/>
    </style:style>
    <style:style style:name="T16" style:family="text">
      <style:text-properties fo:font-size="10.00pt" fo:font-weight="normal" fo:font-family="Arial" style:font-family-asian="Arial" style:font-family-complex="Arial" fo:background-color="transparent" style:use-window-font-color="true"/>
    </style:style>
    <style:style style:name="T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Arial" style:font-family-asian="Arial" style:font-family-complex="Arial" fo:background-color="transparent" style:use-window-font-color="true" fo:font-style="italic"/>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Arial" style:font-family-asian="Arial" style:font-family-complex="Arial" fo:background-color="transparent" style:use-window-font-color="true" fo:font-style="italic"/>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Arial" style:font-family-asian="Arial" style:font-family-complex="Arial"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Arial" style:font-family-asian="Arial" style:font-family-complex="Arial"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Arial" style:font-family-asian="Arial" style:font-family-complex="Arial" fo:background-color="transparent" style:use-window-font-color="true" fo:font-style="itali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fo:font-style="italic"/>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Arial" style:font-family-asian="Arial" style:font-family-complex="Arial" fo:background-color="transparent" style:use-window-font-color="true" fo:font-style="italic"/>
    </style:style>
    <style:style style:name="T70" style:family="text">
      <style:text-properties fo:font-size="12.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fo:font-style="italic"/>
    </style:style>
    <style:style style:name="T74" style:family="text">
      <style:text-properties fo:font-size="12.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Arial" style:font-family-asian="Arial" style:font-family-complex="Arial" fo:background-color="transparent" style:use-window-font-color="true" fo:font-style="itali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Arial" style:font-family-asian="Arial" style:font-family-complex="Arial" fo:background-color="transparent" style:use-window-font-color="true" fo:font-style="italic"/>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Arial" style:font-family-asian="Arial" style:font-family-complex="Arial" fo:background-color="transparent" style:use-window-font-color="true" fo:font-style="italic"/>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Arial" style:font-family-asian="Arial" style:font-family-complex="Arial" fo:background-color="transparent" style:use-window-font-color="true" fo:font-style="itali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Arial" style:font-family-asian="Arial" style:font-family-complex="Arial" fo:background-color="transparent" style:use-window-font-color="true" fo:font-style="italic"/>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6.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fo:margin-bottom="6.00pt"/>
    </style:style>
    <style:style style:name="P6" style:family="paragraph">
      <style:paragraph-properties fo:line-height="100.00%" fo:text-align="left" fo:margin-left="-0.75pt" fo:text-indent="0.00pt"/>
    </style:style>
    <style:style style:name="P7"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1622.90pt"/>
        </style:tab-stops>
      </style:paragraph-properties>
    </style:style>
    <style:style style:name="P8" style:family="paragraph">
      <style:paragraph-properties fo:line-height="100.00%" fo:text-align="center" fo:margin-bottom="6.00pt"/>
    </style:style>
    <style:style style:name="P9"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1622.90pt"/>
        </style:tab-stops>
      </style:paragraph-properties>
    </style:style>
    <style:style style:name="P10"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1" style:family="paragraph">
      <style:paragraph-properties fo:line-height="100.00%" fo:text-align="left" fo:margin-bottom="6.00pt"/>
    </style:style>
    <style:style style:name="P12" style:family="paragraph">
      <style:paragraph-properties fo:line-height="100.00%" fo:text-align="center" fo:margin-left="-0.20pt" fo:text-indent="0.00pt" fo:margin-right="0.40pt" fo:margin-bottom="6.00pt"/>
    </style:style>
    <style:style style:name="P13" style:family="paragraph">
      <style:paragraph-properties fo:line-height="100.00%" fo:text-align="left" fo:margin-left="-0.20pt" fo:text-indent="0.00pt" fo:margin-right="34.50pt" fo:margin-bottom="6.00pt"/>
    </style:style>
    <style:style style:name="P14"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center" fo:margin-bottom="6.00pt"/>
    </style:style>
    <style:style style:name="P17" style:family="paragraph">
      <style:paragraph-properties fo:line-height="100.00%" fo:text-align="left" fo:margin-bottom="6.00pt"/>
    </style:style>
    <style:style style:name="P18"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9" style:family="paragraph">
      <style:paragraph-properties fo:line-height="100.00%" fo:text-align="left" fo:margin-left="-0.75pt" fo:text-indent="0.00pt"/>
    </style:style>
    <style:style style:name="P20" style:family="paragraph">
      <style:paragraph-properties fo:line-height="100.00%" fo:text-align="center" fo:margin-bottom="6.00pt"/>
    </style:style>
    <style:style style:name="P21" style:family="paragraph">
      <style:paragraph-properties fo:line-height="100.00%" fo:text-align="left" fo:margin-left="107.25pt" fo:text-indent="-107.25pt"/>
    </style:style>
    <style:style style:name="P22" style:family="paragraph">
      <style:paragraph-properties fo:line-height="100.00%" fo:text-align="left"/>
    </style:style>
    <style:style style:name="P23" style:family="paragraph">
      <style:paragraph-properties fo:line-height="100.00%" fo:text-align="left" fo:margin-left="106.50pt" fo:text-indent="-107.25pt"/>
    </style:style>
    <style:style style:name="P24" style:family="paragraph">
      <style:paragraph-properties fo:line-height="100.00%" fo:text-align="left" fo:margin-left="36.00pt" fo:text-indent="0.00pt"/>
    </style:style>
    <style:style style:name="P25" style:family="paragraph">
      <style:paragraph-properties fo:line-height="100.00%" fo:text-align="left" fo:margin-left="-1.50pt" fo:text-indent="0.00pt"/>
    </style:style>
    <style:style style:name="P26" style:family="paragraph">
      <style:paragraph-properties fo:line-height="100.00%" fo:text-align="left" fo:margin-left="-0.75pt" fo:text-indent="0.00pt"/>
    </style:style>
    <style:style style:name="P27" style:family="paragraph">
      <style:paragraph-properties fo:line-height="100.00%" fo:text-align="center" fo:margin-left="-0.75pt" fo:text-indent="0.00pt" fo:margin-bottom="6.00pt"/>
    </style:style>
    <style:style style:name="P28" style:family="paragraph">
      <style:paragraph-properties fo:line-height="100.00%" fo:text-align="left" fo:margin-left="-0.75pt" fo:text-indent="0.00pt"/>
    </style:style>
    <style:style style:name="P29"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0" style:family="paragraph">
      <style:paragraph-properties fo:line-height="100.00%" fo:text-align="center" fo:margin-bottom="6.00pt"/>
    </style:style>
    <style:style style:name="P31"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2"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3" style:family="paragraph">
      <style:paragraph-properties fo:line-height="100.00%" fo:text-align="left" fo:margin-bottom="6.00pt"/>
    </style:style>
    <style:style style:name="P34"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5" style:family="paragraph">
      <style:paragraph-properties fo:line-height="100.00%" fo:text-align="left" fo:margin-left="-0.75pt" fo:text-indent="0.00pt"/>
    </style:style>
    <style:style style:name="P36"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37" style:family="paragraph">
      <style:paragraph-properties fo:line-height="100.00%" fo:text-align="center" fo:margin-bottom="6.00pt"/>
    </style:style>
    <style:style style:name="P38"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39"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0" style:family="paragraph">
      <style:paragraph-properties fo:line-height="100.00%" fo:text-align="left" fo:margin-bottom="6.00pt"/>
    </style:style>
    <style:style style:name="P41"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2" style:family="paragraph">
      <style:paragraph-properties fo:line-height="100.00%" fo:text-align="left" fo:margin-bottom="6.00pt"/>
    </style:style>
    <style:style style:name="P43"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4" style:family="paragraph">
      <style:paragraph-properties fo:line-height="100.00%" fo:text-align="left" fo:margin-bottom="6.00pt"/>
    </style:style>
    <style:style style:name="P45" style:family="paragraph">
      <style:paragraph-properties fo:line-height="100.00%" fo:text-align="left" fo:margin-left="108.25pt" fo:text-indent="-108.25pt"/>
    </style:style>
    <style:style style:name="P46"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7" style:family="paragraph">
      <style:paragraph-properties fo:line-height="100.00%" fo:text-align="left" fo:margin-bottom="6.00pt"/>
    </style:style>
    <style:style style:name="P48"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9" style:family="paragraph">
      <style:paragraph-properties fo:line-height="100.00%" fo:text-align="left" fo:margin-bottom="6.00pt"/>
    </style:style>
    <style:style style:name="P50"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51" style:family="paragraph">
      <style:paragraph-properties fo:line-height="100.00%" fo:text-align="left" fo:margin-left="-0.75pt" fo:text-indent="0.00pt"/>
    </style:style>
    <style:style style:name="TableColumn0100" style:family="table-column">
      <style:table-column-properties style:column-width="0.867361in"/>
    </style:style>
    <style:style style:name="TableColumn0101" style:family="table-column">
      <style:table-column-properties style:column-width="1.465972in"/>
    </style:style>
    <style:style style:name="TableColumn0102" style:family="table-column">
      <style:table-column-properties style:column-width="0.975000in"/>
    </style:style>
    <style:style style:name="TableColumn0103" style:family="table-column">
      <style:table-column-properties style:column-width="3.393750in"/>
    </style:style>
    <style:style style:name="Table01" style:family="table">
      <style:table-properties style:width="6.702083in" fo:margin-left="0.000000in" style:writing-mode="lr" table:align="left" style:may-break-between-rows="true"/>
    </style:style>
    <style:style style:name="TableRow0100" style:family="table-row">
      <style:table-row-properties style:min-row-height="0.562500in"/>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396528in"/>
    </style:style>
    <style:style style:name="TableColumn0201" style:family="table-column">
      <style:table-column-properties style:column-width="5.015972in"/>
    </style:style>
    <style:style style:name="Table02" style:family="table">
      <style:table-properties style:width="6.412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2.361806in"/>
    </style:style>
    <style:style style:name="TableColumn0301" style:family="table-column">
      <style:table-column-properties style:column-width="4.032639in"/>
    </style:style>
    <style:style style:name="Table03" style:family="table">
      <style:table-properties style:width="6.394444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ext:line-break/></text:span></text:p>
      <text:p text:style-name="P1"><text:span text:style-name="T2"/></text:p>
      <text:p text:style-name="P1"><text:span text:style-name="T3">Set Tayo Ng Date</text:span></text:p>
      <text:p text:style-name="P2"><text:span text:style-name="T4">Use Case Diagram</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6">Submitted to:</text:span></text:p>
      <text:p text:style-name="P2"><text:span text:style-name="T7"/></text:p>
      <text:p text:style-name="P2"><text:span text:style-name="T7"/></text:p>
      <text:p text:style-name="P2"><text:span text:style-name="T8">Prof. Ma. Rowena C. Solamo</text:span></text:p>
      <text:p text:style-name="P2"><text:span text:style-name="T8">Faculty Member</text:span></text:p>
      <text:p text:style-name="P2"><text:span text:style-name="T8">Department of Computer Science</text:span></text:p>
      <text:p text:style-name="P2"><text:span text:style-name="T8">College of Engineering</text:span></text:p>
      <text:p text:style-name="P2"><text:span text:style-name="T8">University of the Philippines, Diliman</text:span></text:p>
      <text:p text:style-name="P2"><text:span text:style-name="T9"/></text:p>
      <text:p text:style-name="P2"><text:span text:style-name="T9"/></text:p>
      <text:p text:style-name="P2"><text:span text:style-name="T9"/></text:p>
      <text:p text:style-name="P2"><text:span text:style-name="T9"/></text:p>
      <text:p text:style-name="P2"><text:span text:style-name="T10">Submitted by:</text:span></text:p>
      <text:p text:style-name="P2"><text:span text:style-name="T10">Bandong, Arvin </text:span></text:p>
      <text:p text:style-name="P2"><text:span text:style-name="T10">Bariring, Edward James </text:span></text:p>
      <text:p text:style-name="P2"><text:span text:style-name="T10">Rosales, Kyle</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4"><text:span text:style-name="T12">In partial fulfillment of Academic Requirements</text:span></text:p>
      <text:p text:style-name="P4"><text:span text:style-name="T12">for the course</text:span></text:p>
      <text:p text:style-name="P4"><text:span text:style-name="T12">CS 191 Software Engineering I</text:span></text:p>
      <text:p text:style-name="P4"><text:span text:style-name="T12">of the </text:span></text:p>
      <text:p text:style-name="P4"><text:span text:style-name="T12">1</text:span><text:span text:style-name="T13">st</text:span><text:span text:style-name="T14"><text:s/>Semester, AY &lt;2016-2017&gt;</text:span></text:p>
      <text:p text:style-name="P5"><text:span text:style-name="T15">Unique Reference:</text:span></text:p>
      <text:p text:style-name="P5"><text:span text:style-name="T16">The documents are stored in the<text:s/></text:span><text:a xlink:href="https://github.com/DarkPotatoKing/cs-191-192-repo"><text:span text:style-name="T17">https://github.com/DarkPotatoKing/cs-191-192-repo</text:span></text:a><text:span text:style-name="T18"/></text:p>
      <text:p text:style-name="P5"><text:span text:style-name="T19">[File Reference in GitHub, preferably link.]</text:span></text:p>
      <text:p text:style-name="P5"><text:span text:style-name="T20"/></text:p>
      <text:p text:style-name="P5"><text:span text:style-name="T21">Document Purpose:</text:span></text:p>
      <text:p text:style-name="P5"><text:span text:style-name="T22">[What is the purpose of the document?]</text:span></text:p>
      <text:p text:style-name="P5"><text:span text:style-name="T23"/></text:p>
      <text:p text:style-name="P5"><text:span text:style-name="T24">Target Audience:</text:span></text:p>
      <text:p text:style-name="P5"><text:span text:style-name="T25">[Place here the target audience.]</text:span></text:p>
      <text:p text:style-name="P5"><text:span text:style-name="T26"/></text:p>
      <text:p text:style-name="P5"><text:span text:style-name="T26"/></text:p>
      <text:p text:style-name="P5"><text:span text:style-name="T27">Revision Control</text:span></text:p>
      <text:p text:style-name="P6"><text:span text:style-name="T28"/></text:p>
      <text:p text:style-name="P6"><text:span text:style-name="T28"/></text:p>
      <text:p text:style-name="P6"><text:span text:style-name="T29">History Revision:</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31">Revision Date</text:span><text:span text:style-name="T32"/></text:p>
          </table:table-cell>
          <table:table-cell table:style-name="TableCell010001">
            <text:p text:style-name="P8"><text:span text:style-name="T33">Person Responsible</text:span><text:span text:style-name="T34"/></text:p>
          </table:table-cell>
          <table:table-cell table:style-name="TableCell010002">
            <text:p text:style-name="P8"><text:span text:style-name="T35">Version</text:span></text:p>
            <text:p text:style-name="P8"><text:span text:style-name="T35">Number</text:span><text:span text:style-name="T36"/></text:p>
          </table:table-cell>
          <table:table-cell table:style-name="TableCell010003">
            <text:p text:style-name="P8"><text:span text:style-name="T37">Modification</text:span><text:span text:style-name="T38"/></text:p>
          </table:table-cell>
        </table:table-row>
        <table:table-row table:style-name="TableRow0101">
          <table:table-cell table:style-name="TableCell010100">
            <text:p text:style-name="P11"><text:span text:style-name="T39">09/24/16</text:span><text:span text:style-name="T40"/></text:p>
          </table:table-cell>
          <table:table-cell table:style-name="TableCell010101">
            <text:p text:style-name="P11"><text:span text:style-name="T41">Kyle Rosales</text:span><text:span text:style-name="T42"/></text:p>
          </table:table-cell>
          <table:table-cell table:style-name="TableCell010102">
            <text:p text:style-name="P12"><text:span text:style-name="T43">1.0</text:span><text:span text:style-name="T44"/></text:p>
          </table:table-cell>
          <table:table-cell table:style-name="TableCell010103">
            <text:p text:style-name="P13"><text:span text:style-name="T45">Initial Document</text:span><text:span text:style-name="T46"/></text:p>
          </table:table-cell>
        </table:table-row>
        <table:table-row table:style-name="TableRow0102">
          <table:table-cell table:style-name="TableCell010200">
            <text:p text:style-name="P15"><text:span text:style-name="T47">09/26/16</text:span></text:p>
            <text:p text:style-name="P15"><text:span text:style-name="T48"/></text:p>
            <text:p text:style-name="P15"><text:span text:style-name="T49">9/29/16</text:span><text:span text:style-name="T50"/></text:p>
          </table:table-cell>
          <table:table-cell table:style-name="TableCell010201">
            <text:p text:style-name="P15"><text:span text:style-name="T51">Kyle Rosales</text:span></text:p>
            <text:p text:style-name="P15"><text:span text:style-name="T52"/></text:p>
            <text:p text:style-name="P15"><text:span text:style-name="T53">Arvin Bandong</text:span><text:span text:style-name="T54"/></text:p>
          </table:table-cell>
          <table:table-cell table:style-name="TableCell010202">
            <text:p text:style-name="P16"><text:span text:style-name="T55">1.1</text:span></text:p>
            <text:p text:style-name="P16"><text:span text:style-name="T56"/></text:p>
            <text:p text:style-name="P16"><text:span text:style-name="T57">1.2</text:span></text:p>
            <text:p text:style-name="P16"><text:span text:style-name="T58"/></text:p>
            <text:p text:style-name="P16"><text:span text:style-name="T59">1.3</text:span><text:span text:style-name="T60"/></text:p>
          </table:table-cell>
          <table:table-cell table:style-name="TableCell010203">
            <text:p text:style-name="P17"><text:span text:style-name="T61">Add user description and list of use cases</text:span></text:p>
            <text:p text:style-name="P17"><text:span text:style-name="T62"/></text:p>
            <text:p text:style-name="P17"><text:span text:style-name="T63">Added UCM, description of Edit Schedule and Delete Schedule</text:span></text:p>
            <text:p text:style-name="P17"><text:span text:style-name="T64">Edited the "Edit Schedule" and "Delete Schedule" description</text:span><text:span text:style-name="T65"/></text:p>
          </table:table-cell>
        </table:table-row>
      </table:table>
      <text:p text:style-name="P19"><text:span text:style-name="T65"/></text:p>
      <text:p text:style-name="P20"><text:span text:style-name="T65"/></text:p>
      <text:p text:style-name="P21"><text:span text:style-name="T66">System Name</text:span><text:span text:style-name="T67">:<text:tab/>Set Tayo Ng Date</text:span></text:p>
      <text:p text:style-name="P22"><text:span text:style-name="T68"/></text:p>
      <text:p text:style-name="P23"><text:span text:style-name="T69">Description</text:span><text:span text:style-name="T70">:<text:tab/></text:span><text:span text:style-name="T71">This software allows people in a group to input their schedules into the </text:span></text:p>
      <text:p text:style-name="P23"><text:span text:style-name="T71"><text:tab/>software's database. It is a tool to help people set meetings when everyone </text:span></text:p>
      <text:p text:style-name="P23"><text:span text:style-name="T71"><text:tab/>in the group is free by displaying everyone's schedules. It also has advance </text:span></text:p>
      <text:p text:style-name="P23"><text:span text:style-name="T71"><text:tab/>search options which lets you answer questions like "When is Alice, Bob, </text:span></text:p>
      <text:p text:style-name="P23"><text:span text:style-name="T71"><text:tab/>and Charlie free between 10 am and 2 pm?</text:span></text:p>
      <text:p text:style-name="P24"><text:span text:style-name="T72"/></text:p>
      <text:p text:style-name="P25"><text:span text:style-name="T72"/></text:p>
      <text:p text:style-name="P26"><text:span text:style-name="T73">Use-Case Diagram</text:span><text:span text:style-name="T74">:</text:span></text:p>
      <text:p text:style-name="P27"><text:span text:style-name="T75"/></text:p>
      <text:p text:style-name="P27"><draw:frame text:anchor-type="as-char" svg:width="165.10mm" svg:height="98.16mm" style:rel-width="scale" style:rel-height="scale"><draw:object-ole xlink:href="OleObj1"/><draw:image xlink:href="ObjectReplacements/OleObj1"/></draw:frame><text:span text:style-name="T75"/></text:p>
      <text:p text:style-name="P28"><text:span text:style-name="T76"><text:line-break/></text:span></text:p>
      <text:p text:style-name="P28"><text:span text:style-name="T76">List of Actors:</text:span></text:p>
      <table:table table:style-name="Table02">
        <table:table-column table:style-name="TableColumn0200"/>
        <table:table-column table:style-name="TableColumn0201"/>
        <table:table-row table:style-name="TableRow0200">
          <table:table-cell table:style-name="TableCell020000">
            <text:p text:style-name="P30"><text:span text:style-name="T78">Actors</text:span><text:span text:style-name="T79"/></text:p>
          </table:table-cell>
          <table:table-cell table:style-name="TableCell020001">
            <text:p text:style-name="P30"><text:span text:style-name="T80">Description</text:span><text:span text:style-name="T81"/></text:p>
          </table:table-cell>
        </table:table-row>
        <table:table-row table:style-name="TableRow0201">
          <table:table-cell table:style-name="TableCell020100">
            <text:p text:style-name="P33"><text:span text:style-name="T82">User</text:span><text:span text:style-name="T83"/></text:p>
          </table:table-cell>
          <table:table-cell table:style-name="TableCell020101">
            <text:p text:style-name="P33"><text:span text:style-name="T84">Any person such as a group leader or a project manager who is using the software to set aschedule between the group. The user is the one who keeps track of everyone's schedules. The user is also the one who sets meetings within the group.</text:span><text:span text:style-name="T85"/></text:p>
          </table:table-cell>
        </table:table-row>
      </table:table>
      <text:p text:style-name="P35"><text:span text:style-name="T85"/></text:p>
      <text:p text:style-name="P35"><text:span text:style-name="T86"><text:tab/></text:span></text:p>
      <text:p text:style-name="P35"><text:span text:style-name="T87"/></text:p>
      <text:p text:style-name="P35"><text:span text:style-name="T88">List of Use-cases:</text:span></text:p>
      <table:table table:style-name="Table03">
        <table:table-column table:style-name="TableColumn0300"/>
        <table:table-column table:style-name="TableColumn0301"/>
        <table:table-row table:style-name="TableRow0300">
          <table:table-cell table:style-name="TableCell030000">
            <text:p text:style-name="P37"><text:span text:style-name="T90">Use-Case</text:span><text:span text:style-name="T91"/></text:p>
          </table:table-cell>
          <table:table-cell table:style-name="TableCell030001">
            <text:p text:style-name="P37"><text:span text:style-name="T92">Description</text:span><text:span text:style-name="T93"/></text:p>
          </table:table-cell>
        </table:table-row>
        <table:table-row table:style-name="TableRow0301">
          <table:table-cell table:style-name="TableCell030100">
            <text:p text:style-name="P40"><text:span text:style-name="T94">Use-Case 1.0 View schedules</text:span><text:span text:style-name="T95"/></text:p>
          </table:table-cell>
          <table:table-cell table:style-name="TableCell030101">
            <text:p text:style-name="P40"><text:span text:style-name="T96">[Write the description of the actor. 3-5 sentences]</text:span><text:span text:style-name="T97"/></text:p>
          </table:table-cell>
        </table:table-row>
        <table:table-row table:style-name="TableRow0302">
          <table:table-cell table:style-name="TableCell030200">
            <text:p text:style-name="P42"><text:span text:style-name="T98">Use-Case 1.1 Add schedule</text:span><text:span text:style-name="T99"/></text:p>
          </table:table-cell>
          <table:table-cell table:style-name="TableCell030201">
            <text:p text:style-name="P42"><text:span text:style-name="T99"/></text:p>
          </table:table-cell>
        </table:table-row>
        <table:table-row table:style-name="TableRow0303">
          <table:table-cell table:style-name="TableCell030300">
            <text:p text:style-name="P44"><text:span text:style-name="T100">Use-Case 1.2 Edit schedule</text:span><text:span text:style-name="T101"/></text:p>
          </table:table-cell>
          <table:table-cell table:style-name="TableCell030301">
            <text:p text:style-name="P45"><text:span text:style-name="T102">The user can edit any available schedule. He can either search</text:span></text:p>
            <text:p text:style-name="P45"><text:span text:style-name="T102">the name of the person that he wishes to edit, or manually scan </text:span></text:p>
            <text:p text:style-name="P45"><text:span text:style-name="T102">it from the list.<text:s text:c="2"/>After finding the desired schedule table, he can </text:span></text:p>
            <text:p text:style-name="P45"><text:span text:style-name="T102">now click “Edit” button and apply the changes he wants to make.</text:span></text:p>
            <text:p text:style-name="P45"><text:span text:style-name="T102">After the changes that he made, he can choose to either save</text:span></text:p>
            <text:p text:style-name="P45"><text:span text:style-name="T102">or cancel those changes.</text:span><text:span text:style-name="T103"/></text:p>
          </table:table-cell>
        </table:table-row>
        <table:table-row table:style-name="TableRow0304">
          <table:table-cell table:style-name="TableCell030400">
            <text:p text:style-name="P47"><text:span text:style-name="T104">Use-Case 1.3 Delete schedule</text:span><text:span text:style-name="T105"/></text:p>
          </table:table-cell>
          <table:table-cell table:style-name="TableCell030401">
            <text:p text:style-name="P47"><text:span text:style-name="T106">The user can delete any existing schedule table. He can either search the name of the person that he wishes to delete, or manually scan it from the list. After finding the desired schedule table, he can now click the "Delete" button and a confirmation message will appear. Deletion will proceed if "Yes" is selected and it will be canceled if "No" is selected.</text:span><text:span text:style-name="T107"/></text:p>
          </table:table-cell>
        </table:table-row>
        <table:table-row table:style-name="TableRow0305">
          <table:table-cell table:style-name="TableCell030500">
            <text:p text:style-name="P49"><text:span text:style-name="T108">Use-Case 2.0 Create meetup schedule</text:span><text:span text:style-name="T109"/></text:p>
          </table:table-cell>
          <table:table-cell table:style-name="TableCell030501">
            <text:p text:style-name="P49"><text:span text:style-name="T109"/></text:p>
          </table:table-cell>
        </table:table-row>
      </table:table>
      <text:p text:style-name="P51"><text:span text:style-name="T109"/></text:p>
      <text:p text:style-name="P51"><text:span text:style-name="T109"/></text:p>
      <text:p text:style-name="P51"><text:span text:style-name="T10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